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/>
    </style:style>
    <style:style style:name="gr3" style:family="graphic" style:parent-style-name="objectwithoutfill">
      <style:graphic-properties draw:fill="none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22cm" svg:height="0.878cm" svg:x="2.081cm" svg:y="1.637cm">
          <draw:text-box>
            <text:p><text:span text:style-name="T1">Tx Services</text:span></text:p>
          </draw:text-box>
        </draw:frame>
        <draw:rect draw:style-name="standard" draw:text-style-name="P2" draw:layer="layout" svg:width="8.112cm" svg:height="1.798cm" svg:x="2.997cm" svg:y="9.183cm">
          <text:p text:style-name="P2">Virtual Radio Hardware (VRH)</text:p>
        </draw:rect>
        <draw:rect draw:style-name="standard" draw:text-style-name="P2" draw:layer="layout" svg:width="8.103cm" svg:height="1.931cm" svg:x="3.027cm" svg:y="3.014cm">
          <text:p text:style-name="P2">Tx Gain Control</text:p>
          <text:p text:style-name="P2">Service</text:p>
        </draw:rect>
        <draw:rect draw:style-name="standard" draw:text-style-name="P2" draw:layer="layout" svg:width="4.444cm" svg:height="2.324cm" svg:x="3.027cm" svg:y="5.961cm">
          <text:p text:style-name="P2">Power Update</text:p>
          <text:p text:style-name="P2">Service</text:p>
        </draw:rect>
        <draw:line draw:style-name="gr2" draw:text-style-name="P2" draw:layer="layout" svg:x1="9.008cm" svg:y1="4.956cm" svg:x2="9.008cm" svg:y2="9.153cm">
          <text:p/>
        </draw:line>
        <draw:line draw:style-name="gr2" draw:text-style-name="P2" draw:layer="layout" svg:x1="9.508cm" svg:y1="4.956cm" svg:x2="9.508cm" svg:y2="9.153cm">
          <text:p/>
        </draw:line>
        <draw:rect draw:style-name="standard" draw:text-style-name="P2" draw:layer="layout" svg:width="4.364cm" svg:height="2.262cm" svg:x="12.727cm" svg:y="5.961cm">
          <text:p text:style-name="P2">DPD Manager</text:p>
          <text:p text:style-name="P2">Service</text:p>
        </draw:rect>
        <draw:line draw:style-name="gr3" draw:text-style-name="P2" draw:layer="layout" svg:x1="11.13cm" svg:y1="4.012cm" svg:x2="14.995cm" svg:y2="4.012cm">
          <text:p/>
        </draw:line>
        <draw:line draw:style-name="gr2" draw:text-style-name="P2" draw:layer="layout" svg:x1="14.983cm" svg:y1="4.027cm" svg:x2="14.983cm" svg:y2="5.969cm">
          <text:p/>
        </draw:line>
        <draw:line draw:style-name="gr2" draw:text-style-name="P2" draw:layer="layout" svg:x1="7.492cm" svg:y1="6.94cm" svg:x2="12.68cm" svg:y2="6.94cm">
          <text:p/>
        </draw:line>
        <draw:line draw:style-name="gr2" draw:text-style-name="P2" draw:layer="layout" svg:x1="4.391cm" svg:y1="5.99cm" svg:x2="4.391cm" svg:y2="4.873cm">
          <text:p/>
        </draw:line>
        <draw:line draw:style-name="gr2" draw:text-style-name="P2" draw:layer="layout" svg:x1="6.335cm" svg:y1="4.935cm" svg:x2="6.335cm" svg:y2="5.948cm">
          <text:p/>
        </draw:line>
        <draw:line draw:style-name="gr2" draw:text-style-name="P2" draw:layer="layout" svg:x1="4.391cm" svg:y1="9.256cm" svg:x2="4.391cm" svg:y2="8.273cm">
          <text:p/>
        </draw:line>
        <draw:line draw:style-name="gr2" draw:text-style-name="P2" draw:layer="layout" svg:x1="6.335cm" svg:y1="8.294cm" svg:x2="6.335cm" svg:y2="9.277cm">
          <text:p/>
        </draw:line>
        <draw:frame draw:style-name="gr1" draw:layer="layout" svg:width="4.079cm" svg:height="0.725cm" svg:x="11.241cm" svg:y="3.341cm">
          <draw:text-box>
            <text:p>txGainControlState</text:p>
          </draw:text-box>
        </draw:frame>
        <draw:frame draw:style-name="gr1" draw:layer="layout" svg:width="1.658cm" svg:height="1.199cm" svg:x="9.415cm" svg:y="4.954cm">
          <draw:text-box>
            <text:p>satten</text:p>
            <text:p>vatten</text:p>
          </draw:text-box>
        </draw:frame>
        <draw:frame draw:style-name="gr1" draw:layer="layout" svg:width="2.288cm" svg:height="0.725cm" svg:x="10.294cm" svg:y="6.965cm">
          <draw:text-box>
            <text:p>antPower</text:p>
          </draw:text-box>
        </draw:frame>
        <draw:frame draw:style-name="gr1" draw:layer="layout" svg:width="1.543cm" svg:height="0.725cm" svg:x="2.924cm" svg:y="5.132cm">
          <draw:text-box>
            <text:p>meas</text:p>
          </draw:text-box>
        </draw:frame>
        <draw:frame draw:style-name="gr1" draw:layer="layout" svg:width="1.116cm" svg:height="0.725cm" svg:x="6.459cm" svg:y="5.132cm">
          <draw:text-box>
            <text:p>req</text:p>
          </draw:text-box>
        </draw:frame>
        <draw:frame draw:style-name="gr1" draw:layer="layout" svg:width="2.284cm" svg:height="0.725cm" svg:x="6.428cm" svg:y="8.367cm">
          <draw:text-box>
            <text:p>Req/conv</text:p>
          </draw:text-box>
        </draw:frame>
        <draw:frame draw:style-name="gr1" draw:layer="layout" svg:width="1.332cm" svg:height="0.725cm" svg:x="3.121cm" svg:y="8.491cm">
          <draw:text-box>
            <text:p>data</text:p>
          </draw:text-box>
        </draw:frame>
        <draw:rect draw:style-name="standard" draw:text-style-name="P2" draw:layer="layout" svg:width="1.86cm" svg:height="1.137cm" svg:x="2.989cm" svg:y="11.902cm">
          <text:p text:style-name="P2">CAL</text:p>
        </draw:rect>
        <draw:line draw:style-name="gr2" draw:text-style-name="P2" draw:layer="layout" svg:x1="3.906cm" svg:y1="11.882cm" svg:x2="3.906cm" svg:y2="10.972cm">
          <text:p/>
        </draw:line>
        <draw:line draw:style-name="gr3" draw:text-style-name="P2" draw:layer="layout" svg:x1="14.283cm" svg:y1="5.953cm" svg:x2="14.283cm" svg:y2="4.465cm">
          <text:p/>
        </draw:line>
        <draw:line draw:style-name="gr2" draw:text-style-name="P2" draw:layer="layout" svg:x1="14.283cm" svg:y1="4.506cm" svg:x2="11.141cm" svg:y2="4.506cm">
          <text:p/>
        </draw:line>
        <draw:frame draw:style-name="gr1" draw:layer="layout" svg:width="2.204cm" svg:height="0.725cm" svg:x="12.061cm" svg:y="4.433cm">
          <draw:text-box>
            <text:p>dpdSt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vertical-align="bottom"/>
      <style:text-properties fo:font-size="10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4T12:01:51</meta:creation-date>
    <dc:date>2016-05-11T09:27:27</dc:date>
    <meta:editing-duration>P4DT2H5M40S</meta:editing-duration>
    <meta:editing-cycles>6</meta:editing-cycles>
    <meta:generator>LibreOffice/3.4$Unix LibreOffice_project/340m1$Build-502</meta:generator>
    <meta:document-statistic meta:object-count="26"/>
  </office:meta>
</office:document-meta>
</file>